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in" fo:margin-bottom="0.0972in" style:contextual-spacing="false" fo:line-height="115%"/>
    </style:style>
    <style:style style:name="P2" style:family="paragraph" style:parent-style-name="Horizontal_20_Line">
      <style:paragraph-properties fo:margin-top="0in" fo:margin-bottom="0.0972in" style:contextual-spacing="false" fo:line-height="115%"/>
    </style:style>
    <style:style style:name="P3" style:family="paragraph" style:parent-style-name="Text_20_body" style:list-style-name="L1"/>
    <style:style style:name="P4" style:family="paragraph" style:parent-style-name="Heading_20_3">
      <style:paragraph-properties fo:margin-top="0in" fo:margin-bottom="0.0972in" style:contextual-spacing="false" fo:line-height="115%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Entornos de Desarrollo en la Nube</text:span></text:h>
      <text:h text:style-name="P1" text:outline-level="2"><text:span text:style-name="Strong_20_Emphasis">Introducción</text:span></text:h>
      <text:p text:style-name="Text_20_body">Un <text:span text:style-name="Strong_20_Emphasis">IDE (Entorno de Desarrollo Integrado)</text:span> en la nube permite programar, depurar y ejecutar código directamente desde el navegador, sin necesidad de instalar software en la computadora local. Su principal ventaja es la <text:span text:style-name="Strong_20_Emphasis">accesibilidad</text:span> desde cualquier dispositivo con conexión a internet, además de ofrecer <text:span text:style-name="Strong_20_Emphasis">colaboración en tiempo real</text:span> y <text:span text:style-name="Strong_20_Emphasis">almacenamiento seguro</text:span> de los proyectos.</text:p>
      <text:p text:style-name="Text_20_body">Estos entornos se han popularizado por su capacidad de simplificar el trabajo en equipo, integrar herramientas de control de versiones y eliminar las complicaciones de configuración local, aunque su principal desventaja sigue siendo la <text:span text:style-name="Strong_20_Emphasis">limitación de potencia y rendimiento</text:span> frente a entornos instalados en equipos físicos.</text:p>
      <text:p text:style-name="P2"/>
      <text:h text:style-name="P1" text:outline-level="2"><text:span text:style-name="Strong_20_Emphasis">Características generales de los IDEs en la nube</text:span></text:h>
      <text:p text:style-name="Text_20_body">Aunque cada plataforma tiene sus propias particularidades, la mayoría de los IDEs en la nube comparten las siguientes características comunes:</text:p>
      <text:list text:style-name="L1">
        <text:list-item>
          <text:p text:style-name="P3"><text:span text:style-name="Strong_20_Emphasis">Acceso desde cualquier lugar:</text:span><text:line-break/>Permiten programar desde cualquier dispositivo que disponga de un navegador web.</text:p>
        </text:list-item>
        <text:list-item>
          <text:p text:style-name="P3"><text:span text:style-name="Strong_20_Emphasis">Colaboración en tiempo real:</text:span><text:line-break/>Varios usuarios pueden trabajar simultáneamente sobre el mismo proyecto, con edición compartida y comunicación integrada.</text:p>
        </text:list-item>
        <text:list-item>
          <text:p text:style-name="P3"><text:span text:style-name="Strong_20_Emphasis">Integración con repositorios:</text:span><text:line-break/>Son compatibles con sistemas de control de versiones como <text:span text:style-name="Strong_20_Emphasis">GitHub</text:span>, <text:span text:style-name="Strong_20_Emphasis">GitLab</text:span> o <text:span text:style-name="Strong_20_Emphasis">Bitbucket</text:span>, facilitando la sincronización de proyectos.</text:p>
        </text:list-item>
        <text:list-item>
          <text:p text:style-name="P3"><text:span text:style-name="Strong_20_Emphasis">Soporte para múltiples lenguajes:</text:span><text:line-break/>Muchos IDEs admiten diversos lenguajes de programación y frameworks, desde JavaScript y Python hasta C++, PHP o Java.</text:p>
        </text:list-item>
        <text:list-item>
          <text:p text:style-name="P3"><text:span text:style-name="Strong_20_Emphasis">Entornos preconfigurados:</text:span><text:line-break/>Algunos incluyen compiladores, librerías y frameworks ya instalados, listos para usar sin configuración adicional.</text:p>
        </text:list-item>
        <text:list-item>
          <text:p text:style-name="P3"><text:span text:style-name="Strong_20_Emphasis">Actualizaciones automáticas:</text:span><text:line-break/>Las mejoras y nuevas versiones se aplican automáticamente sin intervención del usuario.</text:p>
        </text:list-item>
        <text:list-item>
          <text:p text:style-name="P3"><text:span text:style-name="Strong_20_Emphasis">Almacenamiento seguro en la nube:</text:span><text:line-break/>Los proyectos se guardan en servidores remotos, evitando pérdidas de información y facilitando el acceso desde distintos dispositivos.</text:p>
        </text:list-item>
      </text:list>
      <text:p text:style-name="P2"/>
      <text:h text:style-name="P1" text:outline-level="2"><text:soft-page-break/><text:span text:style-name="Strong_20_Emphasis">Análisis de IDEs en la Nube</text:span></text:h>
      <text:h text:style-name="P4" text:outline-level="3"><text:span text:style-name="Strong_20_Emphasis">1. AWS Cloud9</text:span></text:h>
      <text:list text:style-name="L2">
        <text:list-item>
          <text:p text:style-name="P5"><text:span text:style-name="Strong_20_Emphasis">Características:</text:span><text:line-break/>IDE completo ofrecido por <text:span text:style-name="Strong_20_Emphasis">Amazon Web Services</text:span>. Soporta múltiples lenguajes (JavaScript, Python, PHP, entre otros), incluye un <text:span text:style-name="Strong_20_Emphasis">terminal Linux integrado</text:span> y ofrece <text:span text:style-name="Strong_20_Emphasis">acceso directo a los servicios de AWS</text:span> (como EC2, Lambda o S3). Permite colaboración en tiempo real y un entorno totalmente configurable.</text:p>
        </text:list-item>
        <text:list-item>
          <text:p text:style-name="P5"><text:span text:style-name="Strong_20_Emphasis">Uso más adecuado:</text:span><text:line-break/>Ideal para <text:span text:style-name="Strong_20_Emphasis">desarrolladores que trabajan con aplicaciones en la nube</text:span>, proyectos <text:span text:style-name="Strong_20_Emphasis">serverless</text:span> o despliegues en la <text:span text:style-name="Strong_20_Emphasis">infraestructura de AWS</text:span>. Muy útil en entornos <text:span text:style-name="Strong_20_Emphasis">DevOps</text:span> y desarrollo backend.</text:p>
        </text:list-item>
      </text:list>
      <text:p text:style-name="P2"/>
      <text:h text:style-name="P4" text:outline-level="3"><text:span text:style-name="Strong_20_Emphasis">2. Codeanywhere</text:span></text:h>
      <text:list text:style-name="L3">
        <text:list-item>
          <text:p text:style-name="P6"><text:span text:style-name="Strong_20_Emphasis">Características:</text:span><text:line-break/>Plataforma flexible compatible con más de <text:span text:style-name="Strong_20_Emphasis">75 lenguajes de programación</text:span>. Ofrece <text:span text:style-name="Strong_20_Emphasis">colaboración en tiempo real</text:span>, integración con <text:span text:style-name="Strong_20_Emphasis">FTP, SFTP, GitHub, Dropbox</text:span> y servidores remotos mediante <text:span text:style-name="Strong_20_Emphasis">SSH</text:span>. Su interfaz es accesible desde navegadores, tablets o dispositivos móviles.</text:p>
        </text:list-item>
        <text:list-item>
          <text:p text:style-name="P6"><text:span text:style-name="Strong_20_Emphasis">Uso más adecuado:</text:span><text:line-break/>Recomendado para <text:span text:style-name="Strong_20_Emphasis">freelancers y desarrolladores web</text:span> que necesitan un entorno <text:span text:style-name="Strong_20_Emphasis">portátil, colaborativo y accesible</text:span> desde cualquier lugar.</text:p>
        </text:list-item>
      </text:list>
      <text:p text:style-name="P2"/>
      <text:h text:style-name="P4" text:outline-level="3"><text:span text:style-name="Strong_20_Emphasis">3. Eclipse Che</text:span></text:h>
      <text:list text:style-name="L4">
        <text:list-item>
          <text:p text:style-name="P7"><text:span text:style-name="Strong_20_Emphasis">Características:</text:span><text:line-break/>IDE de código abierto desarrollado por la <text:span text:style-name="Strong_20_Emphasis">Eclipse Foundation</text:span>, enfocado en entornos empresariales. Utiliza <text:span text:style-name="Strong_20_Emphasis">contenedores Docker y Kubernetes</text:span> para crear espacios de trabajo reproducibles y colaborativos. Soporta plugins, múltiples lenguajes y herramientas de integración continua.</text:p>
        </text:list-item>
        <text:list-item>
          <text:p text:style-name="P7"><text:span text:style-name="Strong_20_Emphasis">Uso más adecuado:</text:span><text:line-break/>Perfecto para <text:span text:style-name="Strong_20_Emphasis">equipos de desarrollo profesional o corporativo</text:span> que requieran entornos <text:span text:style-name="Strong_20_Emphasis">estables, reproducibles y escalables</text:span>. Ideal para integraciones <text:span text:style-name="Strong_20_Emphasis">DevOps</text:span>.</text:p>
        </text:list-item>
      </text:list>
      <text:p text:style-name="P2"/>
      <text:h text:style-name="P4" text:outline-level="3"><text:span text:style-name="Strong_20_Emphasis">4. Koding</text:span></text:h>
      <text:list text:style-name="L5">
        <text:list-item>
          <text:p text:style-name="P8"><text:span text:style-name="Strong_20_Emphasis">Características:</text:span><text:line-break/>Entorno de desarrollo colaborativo con <text:span text:style-name="Strong_20_Emphasis">máquinas virtuales y terminales Linux completos</text:span> en la nube. Soporta múltiples lenguajes, permite la creación de entornos personalizados y facilita la colaboración entre varios programadores en tiempo real.</text:p>
        </text:list-item>
        <text:list-item>
          <text:p text:style-name="P8"><text:soft-page-break/><text:span text:style-name="Strong_20_Emphasis">Uso más adecuado:</text:span><text:line-break/>Ideal para <text:span text:style-name="Strong_20_Emphasis">estudiantes avanzados, desarrolladores experimentales o equipos pequeños</text:span> que deseen practicar en <text:span text:style-name="Strong_20_Emphasis">entornos Linux virtuales</text:span> con configuración flexible.</text:p>
        </text:list-item>
      </text:list>
      <text:p text:style-name="P2"/>
      <text:h text:style-name="P4" text:outline-level="3"><text:span text:style-name="Strong_20_Emphasis">5. ShiftEdit</text:span></text:h>
      <text:list text:style-name="L6">
        <text:list-item>
          <text:p text:style-name="P9"><text:span text:style-name="Strong_20_Emphasis">Características:</text:span><text:line-break/>IDE ligero orientado al <text:span text:style-name="Strong_20_Emphasis">desarrollo web</text:span>, con soporte para <text:span text:style-name="Strong_20_Emphasis">HTML, CSS, JavaScript, PHP</text:span>, y conexión directa mediante <text:span text:style-name="Strong_20_Emphasis">FTP/SFTP</text:span> o <text:span text:style-name="Strong_20_Emphasis">Git</text:span>. Incluye vista previa del sitio web y herramientas de edición rápidas desde el navegador.</text:p>
        </text:list-item>
        <text:list-item>
          <text:p text:style-name="P9"><text:span text:style-name="Strong_20_Emphasis">Uso más adecuado:</text:span><text:line-break/>Recomendado para <text:span text:style-name="Strong_20_Emphasis">desarrolladores web y diseñadores</text:span> que necesiten <text:span text:style-name="Strong_20_Emphasis">editar archivos directamente en servidores remotos</text:span> o mantener pequeños proyectos web sin depender de un IDE local.</text:p>
        </text:list-item>
      </text:list>
      <text:p text:style-name="P2"/>
      <text:h text:style-name="P4" text:outline-level="3"><text:span text:style-name="Strong_20_Emphasis">6. Python Fiddle</text:span></text:h>
      <text:list text:style-name="L7">
        <text:list-item>
          <text:p text:style-name="P10"><text:span text:style-name="Strong_20_Emphasis">Características:</text:span><text:line-break/>Entorno en línea enfocado exclusivamente en <text:span text:style-name="Strong_20_Emphasis">Python</text:span>, similar a JSFiddle. Permite <text:span text:style-name="Strong_20_Emphasis">escribir, ejecutar y compartir scripts</text:span> de forma rápida, sin instalación ni configuración. Es una herramienta simple y muy accesible.</text:p>
        </text:list-item>
        <text:list-item>
          <text:p text:style-name="P10"><text:span text:style-name="Strong_20_Emphasis">Uso más adecuado:</text:span><text:line-break/>Ideal para <text:span text:style-name="Strong_20_Emphasis">estudiantes, profesores o principiantes</text:span> que quieran <text:span text:style-name="Strong_20_Emphasis">probar fragmentos de código Python</text:span> o realizar demostraciones rápidas. No está pensado para proyectos grandes.</text:p>
        </text:list-item>
      </text:list>
      <text:p text:style-name="P2"/>
      <text:h text:style-name="P4" text:outline-level="3"><text:span text:style-name="Strong_20_Emphasis">7. CodePen</text:span></text:h>
      <text:list text:style-name="L8">
        <text:list-item>
          <text:p text:style-name="P11"><text:span text:style-name="Strong_20_Emphasis">Características:</text:span><text:line-break/>IDE especializado en el <text:span text:style-name="Strong_20_Emphasis">front-end</text:span>, permite <text:span text:style-name="Strong_20_Emphasis">crear, probar y compartir</text:span> código <text:span text:style-name="Strong_20_Emphasis">HTML, CSS y JavaScript</text:span> con <text:span text:style-name="Strong_20_Emphasis">vista previa en tiempo real</text:span>. Posee una gran comunidad de desarrolladores y diseñadores que comparten ejemplos (“pens”) y prototipos interactivos.</text:p>
        </text:list-item>
        <text:list-item>
          <text:p text:style-name="P11"><text:span text:style-name="Strong_20_Emphasis">Uso más adecuado:</text:span><text:line-break/>Perfecto para <text:span text:style-name="Strong_20_Emphasis">diseñadores, desarrolladores front-end y creadores de interfaces</text:span> que busquen <text:span text:style-name="Strong_20_Emphasis">prototipar, experimentar y mostrar proyectos visuales</text:span> de forma rápida.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6T10:15:43.717013350</meta:creation-date>
    <dc:date>2025-10-06T10:18:44.490354763</dc:date>
    <meta:editing-duration>PT3M1S</meta:editing-duration>
    <meta:editing-cycles>2</meta:editing-cycles>
    <meta:generator>LibreOffice/25.8.1.1$Linux_X86_64 LibreOffice_project/580$Build-1</meta:generator>
    <meta:document-statistic meta:table-count="0" meta:image-count="0" meta:object-count="0" meta:page-count="3" meta:paragraph-count="35" meta:word-count="735" meta:character-count="5208" meta:non-whitespace-character-count="4529"/>
  </office:meta>
</office:document-meta>
</file>